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31.75mm" fo:break-before="auto" style:use-optimal-row-height="false"/>
    </style:style>
    <style:style style:name="ro3" style:family="table-row">
      <style:table-row-properties style:row-height="42.3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5"/>
          <table:covered-table-cell table:style-name="ce2"/>
          <table:table-cell table:style-name="ce9" office:value-type="string" calcext:value-type="string">
            <text:p>確　認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第一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第二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8" office:value-type="string" calcext:value-type="string">
            <text:p>＋－</text:p>
          </table:table-cell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4" office:value-type="string" calcext:value-type="string">
            <text:p>＋－</text:p>
          </table:table-cell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3" office:value-type="string" calcext:value-type="string">
            <text:p>第三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第四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8" office:value-type="string" calcext:value-type="string">
            <text:p>＋－</text:p>
          </table:table-cell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4" office:value-type="string" calcext:value-type="string">
            <text:p>＋－</text:p>
          </table:table-cell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11"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9mm" fo:margin-right="9mm" style:first-page-number="continue" style:scale-to="6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6:41.0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28:41</meta:creation-date>
    <dc:date>2017-01-18T11:17:16.819000000</dc:date>
    <meta:print-date>2004-03-21T12:33:52</meta:print-date>
    <meta:generator>LibreOffice/5.1.1.3$Windows_x86 LibreOffice_project/89f508ef3ecebd2cfb8e1def0f0ba9a803b88a6d</meta:generator>
    <meta:editing-duration>PT35S</meta:editing-duration>
    <meta:editing-cycles>1</meta:editing-cycles>
    <meta:document-statistic meta:table-count="1" meta:cell-count="49" meta:object-count="0"/>
  </office:meta>
</office:document-meta>
</file>